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text-properties fo:color="#b2b2b2"/>
    </style:style>
    <style:style style:name="P2" style:family="paragraph" style:parent-style-name="Normal">
      <style:paragraph-properties fo:margin-top="0in" fo:margin-bottom="0in" loext:contextual-spacing="false" fo:text-align="center" style:justify-single-word="false"/>
      <style:text-properties fo:color="#626469" style:font-name="Arial" fo:font-size="6pt" style:font-size-asian="6pt" style:font-name-complex="Arial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No_20_Spacing">
      <style:text-properties fo:font-style="italic" style:font-style-asian="italic" style:font-style-complex="italic"/>
    </style:style>
    <style:style style:name="P5" style:family="paragraph" style:parent-style-name="No_20_Spacing">
      <style:text-properties style:font-style-complex="italic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paragraph-properties fo:text-align="justify" style:justify-single-word="false"/>
      <style:text-properties fo:font-size="14pt" style:font-size-asian="14pt"/>
    </style:style>
    <style:style style:name="P8" style:family="paragraph" style:parent-style-name="Normal">
      <style:text-properties officeooo:paragraph-rsid="00022204"/>
    </style:style>
    <style:style style:name="P9" style:family="paragraph" style:parent-style-name="Normal" style:master-page-name="MP0">
      <style:paragraph-properties style:page-number="auto" fo:break-before="page"/>
      <style:text-properties officeooo:rsid="00022204" officeooo:paragraph-rsid="0002220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tyle-complex="italic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03a087" style:font-size-asian="18pt"/>
    </style:style>
    <style:style style:name="T7" style:family="text">
      <style:text-properties fo:font-size="18pt" officeooo:rsid="00050397" style:font-size-asian="18pt"/>
    </style:style>
    <style:style style:name="T8" style:family="text">
      <style:text-properties fo:font-size="18pt" fo:font-weight="bold" style:font-size-asian="18pt" style:font-weight-asian="bold" style:font-weight-complex="bold"/>
    </style:style>
    <style:style style:name="T9" style:family="text">
      <style:text-properties fo:font-size="18pt" fo:font-weight="bold" officeooo:rsid="00022204" style:font-size-asian="18pt" style:font-weight-asian="bold" style:font-weight-complex="bold"/>
    </style:style>
    <style:style style:name="T10" style:family="text">
      <style:text-properties fo:font-size="18pt" fo:font-weight="bold" officeooo:rsid="00050397" style:font-size-asian="18pt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22pt" style:font-weight-complex="bold"/>
    </style:style>
    <style:style style:name="T12" style:family="text">
      <style:text-properties fo:font-size="18pt" fo:font-weight="bold" officeooo:rsid="00022204" style:font-size-asian="18pt" style:font-weight-asian="bold" style:font-size-complex="22pt" style:font-weight-complex="bold"/>
    </style:style>
    <style:style style:name="T13" style:family="text">
      <style:text-properties fo:font-size="18pt" fo:font-weight="bold" officeooo:rsid="00050397" style:font-size-asian="18pt" style:font-weight-asian="bold" style:font-size-complex="22pt" style:font-weight-complex="bold"/>
    </style:style>
    <style:style style:name="T14" style:family="text">
      <style:text-properties fo:font-size="18pt" fo:font-weight="bold" officeooo:rsid="00022204" style:font-size-asian="18pt" style:font-weight-asian="bold" style:font-size-complex="18pt" style:font-weight-complex="bold"/>
    </style:style>
    <style:style style:name="T15" style:family="text">
      <style:text-properties fo:font-size="22pt" fo:font-weight="bold" style:font-size-asian="22pt" style:font-weight-asian="bold" style:font-size-complex="14pt" style:font-weight-complex="bold"/>
    </style:style>
    <style:style style:name="T16" style:family="text">
      <style:text-properties fo:font-size="22pt" fo:font-weight="bold" officeooo:rsid="00022204" style:font-size-asian="22pt" style:font-weight-asian="bold" style:font-size-complex="14pt" style:font-weight-complex="bold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style:font-size-asian="12pt" style:font-size-complex="16pt"/>
    </style:style>
    <style:style style:name="T19" style:family="text">
      <style:text-properties fo:font-size="12pt" officeooo:rsid="00022204" style:font-size-asian="12pt" style:font-size-complex="16pt"/>
    </style:style>
    <style:style style:name="T20" style:family="text">
      <style:text-properties fo:font-size="9pt" style:font-size-asian="9pt"/>
    </style:style>
    <style:style style:name="T21" style:family="text">
      <style:text-properties fo:font-size="14pt" style:font-size-asian="14pt" style:font-size-complex="18pt"/>
    </style:style>
    <style:style style:name="T22" style:family="text">
      <style:text-properties fo:color="#000000" fo:font-size="15pt" fo:font-weight="bold" style:font-size-asian="15pt" style:font-weight-asian="bold" style:font-size-complex="10pt"/>
    </style:style>
    <style:style style:name="T23" style:family="text">
      <style:text-properties fo:color="#000000" fo:font-size="15pt" style:font-size-asian="15pt"/>
    </style:style>
    <style:style style:name="T24" style:family="text">
      <style:text-properties fo:color="#000000" style:font-name="Verdana" fo:font-size="14pt" style:font-size-asian="14pt" style:font-size-complex="10pt"/>
    </style:style>
    <style:style style:name="T25" style:family="text">
      <style:text-properties fo:font-variant="small-caps" fo:color="#000000" style:font-name="Cambria" fo:font-size="28pt" fo:font-weight="bold" style:font-size-asian="28pt" style:font-weight-asian="bold"/>
    </style:style>
    <style:style style:name="T26" style:family="text">
      <style:text-properties fo:font-variant="small-caps" fo:color="#000000" style:font-name="Cambria" fo:font-size="28pt" fo:font-weight="bold" officeooo:rsid="00022204" style:font-size-asian="28pt" style:font-weight-asian="bold"/>
    </style:style>
    <style:style style:name="T27" style:family="text">
      <style:text-properties officeooo:rsid="0005039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4a452a" draw:opacity="100%" fo:padding-left="0.1in" fo:padding-right="0.1in" fo:padding-top="0.05in" fo:padding-bottom="0.05in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-left="0.1in" fo:padding-right="0.1in" fo:padding-top="0.05in" fo:padding-bottom="0.05in" fo:border="none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-left="0.1in" fo:padding-right="0.1in" fo:padding-top="0in" fo:padding-bottom="0in" fo:border="none" style:writing-mode="lr-tb" draw:textarea-vertical-align="botto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Text Box 8" text:anchor-type="paragraph" svg:y="7.3508in" svg:width="3.0728in" style:rel-width="scale" svg:height="1.3854in" style:rel-height="scale" draw:z-index="7"><draw:text-box><text:p text:style-name="No_20_Spacing"/><text:p text:style-name="No_20_Spacing">_____________________</text:p><text:p text:style-name="No_20_Spacing"><text:span text:style-name="Default_20_Paragraph_20_Font"><text:span text:style-name="T1">Sign:</text:span></text:span> <text:span text:style-name="Default_20_Paragraph_20_Font"><text:span text:style-name="T3">[Signature of lender]</text:span></text:span></text:p><text:p text:style-name="P4"/><text:p text:style-name="P5"/><text:p text:style-name="P5">________________________________</text:p><text:p text:style-name="No_20_Spacing"><text:span text:style-name="Default_20_Paragraph_20_Font"><text:span text:style-name="T2">Name &amp; Address:</text:span></text:span><text:span text:style-name="Default_20_Paragraph_20_Font"><text:span text:style-name="T4"> </text:span></text:span><text:span text:style-name="Default_20_Paragraph_20_Font"><text:span text:style-name="T3">[Party name]</text:span></text:span></text:p></draw:text-box></draw:frame><draw:frame draw:style-name="fr2" draw:name="Text Box 11" text:anchor-type="paragraph" svg:x="-0.2189in" svg:y="-0.2083in" svg:width="6.6874in" style:rel-width="scale" svg:height="1.052in" style:rel-height="scale" draw:z-index="6"><draw:text-box><text:p text:style-name="P3"><text:span text:style-name="T25">IOU </text:span><text:span text:style-name="T26">Agreement</text:span></text:p></draw:text-box></draw:frame><draw:frame draw:style-name="fr1" draw:name="Text Box 6" text:anchor-type="paragraph" svg:x="-0.1043in" svg:y="3.1874in" svg:width="6.6563in" style:rel-width="scale" svg:height="2.3752in" style:rel-height="scale" draw:z-index="2"><draw:text-box><text:p text:style-name="P8"><text:span text:style-name="Default_20_Paragraph_20_Font"><text:span text:style-name="T5">I </text:span></text:span><text:span text:style-name="Default_20_Paragraph_20_Font"><text:span text:style-name="T14">Miroslav Pesta</text:span></text:span><text:span text:style-name="Default_20_Paragraph_20_Font"><text:span text:style-name="T5">, make commitment to the Project:</text:span></text:span><text:span text:style-name="Default_20_Paragraph_20_Font"><text:span text:style-name="T8"> </text:span></text:span><text:span text:style-name="Default_20_Paragraph_20_Font"><text:span text:style-name="T15">OLI_</text:span></text:span><text:span text:style-name="Default_20_Paragraph_20_Font"><text:span text:style-name="T16">2023_A</text:span></text:span><text:span text:style-name="Default_20_Paragraph_20_Font"><text:span text:style-name="T5">.</text:span></text:span></text:p><text:p text:style-name="P8"><text:span text:style-name="Default_20_Paragraph_20_Font"><text:span text:style-name="T5">The Sum of:</text:span></text:span><text:span text:style-name="Default_20_Paragraph_20_Font"><text:span text:style-name="T10">three</text:span></text:span><text:span text:style-name="Default_20_Paragraph_20_Font"><text:span text:style-name="T9"> hundered swiss franc</text:span></text:span><text:span text:style-name="Default_20_Paragraph_20_Font"><text:span text:style-name="T5">, for the delivery of the Specified Game console.</text:span></text:span><text:span text:style-name="Default_20_Paragraph_20_Font"><text:span text:style-name="T6">Elevator</text:span></text:span></text:p></draw:text-box></draw:frame><draw:frame draw:style-name="fr1" draw:name="Text Box 10" text:anchor-type="paragraph" svg:x="3.5in" svg:y="1.889in" svg:width="2.4484in" style:rel-width="scale" svg:height="0.4063in" style:rel-height="scale" draw:z-index="5"><draw:text-box><text:p text:style-name="Normal"><text:span text:style-name="Default_20_Paragraph_20_Font"><text:span text:style-name="T17">Date: </text:span></text:span><text:span text:style-name="Default_20_Paragraph_20_Font"><text:span text:style-name="T20"><text:tab/></text:span></text:span><text:span text:style-name="Default_20_Paragraph_20_Font"><text:span text:style-name="T18">202</text:span></text:span><text:span text:style-name="Default_20_Paragraph_20_Font"><text:span text:style-name="T19">3 04 01</text:span></text:span><text:span text:style-name="Default_20_Paragraph_20_Font"><text:span text:style-name="T18"> </text:span></text:span></text:p></draw:text-box></draw:frame><draw:frame draw:style-name="fr1" draw:name="Text Box 7" text:anchor-type="paragraph" svg:x="-0.0417in" svg:y="6.0937in" svg:width="6.6457in" style:rel-width="scale" svg:height="1.2917in" style:rel-height="scale" draw:z-index="3"><draw:text-box><text:p text:style-name="P6"><text:span text:style-name="apple-style-span"><text:span text:style-name="T22">IN WITNESS WHEREOF,</text:span></text:span><text:span text:style-name="apple-style-span"><text:span text:style-name="T24"> </text:span></text:span><text:span text:style-name="apple-style-span"><text:span text:style-name="T23">I set my hand under seal this ____ [the day] of __________________ [month], 20___ and I acknowledge receipt of a completed copy of this instrument.</text:span></text:span></text:p><text:p text:style-name="P7"/></draw:text-box></draw:frame><draw:frame draw:style-name="fr1" draw:name="Text Box 81" text:anchor-type="paragraph" svg:x="-0.0626in" svg:y="7.3854in" svg:width="3.0728in" style:rel-width="scale" svg:height="1.3854in" style:rel-height="scale" draw:z-index="4"><draw:text-box><text:p text:style-name="No_20_Spacing"/><text:p text:style-name="No_20_Spacing">_____________________</text:p><text:p text:style-name="No_20_Spacing"><text:span text:style-name="Default_20_Paragraph_20_Font"><text:span text:style-name="T1">Sign:</text:span></text:span> <text:span text:style-name="Default_20_Paragraph_20_Font"><text:span text:style-name="T3">[Signature of borrower]</text:span></text:span></text:p><text:p text:style-name="P4"/><text:p text:style-name="P5"/><text:p text:style-name="P5">________________________________</text:p><text:p text:style-name="No_20_Spacing"><text:span text:style-name="Default_20_Paragraph_20_Font"><text:span text:style-name="T2">Name &amp; Address:</text:span></text:span><text:span text:style-name="Default_20_Paragraph_20_Font"><text:span text:style-name="T4"> </text:span></text:span><text:span text:style-name="Default_20_Paragraph_20_Font"><text:span text:style-name="T3">[Party name]</text:span></text:span></text:p></draw:text-box></draw:frame><draw:frame draw:style-name="fr1" draw:name="Text Box 5" text:anchor-type="paragraph" svg:x="-0.0417in" svg:y="1.889in" svg:width="3.3543in" style:rel-width="scale" svg:height="0.3835in" style:rel-height="scale" draw:z-index="1"><draw:text-box><text:p text:style-name="No_20_Spacing"><text:span text:style-name="Default_20_Paragraph_20_Font"><text:span text:style-name="T17">Amount: </text:span></text:span><text:span text:style-name="Default_20_Paragraph_20_Font"><text:span text:style-name="T20"><text:s/><text:tab/></text:span></text:span><text:span text:style-name="Default_20_Paragraph_20_Font"><text:span text:style-name="T11">SF </text:span></text:span><text:span text:style-name="Default_20_Paragraph_20_Font"><text:span text:style-name="T13">300</text:span></text:span></text:p></draw:text-box></draw:frame><draw:frame draw:style-name="fr1" draw:name="Frame1" text:anchor-type="paragraph" svg:x="3.5in" svg:y="2.2425in" svg:width="2.5744in" style:rel-width="scale" svg:height="0.3354in" style:rel-height="scale" draw:z-index="8"><draw:text-box><text:p text:style-name="No_20_Spacing"><text:span text:style-name="Default_20_Paragraph_20_Font"><text:span text:style-name="T17">Place:</text:span></text:span><text:span text:style-name="Default_20_Paragraph_20_Font"><text:span text:style-name="T20"> </text:span></text:span><text:span text:style-name="Default_20_Paragraph_20_Font"><text:span text:style-name="T21"><text:tab/>ILLNAU 8308</text:span></text:span></text:p></draw:text-box></draw:frame>I OW YO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/>
    </style:style>
    <style:style style:name="MP2" style:family="paragraph" style:parent-style-name="Normal">
      <style:paragraph-properties fo:margin-top="0in" fo:margin-bottom="0in" loext:contextual-spacing="false" fo:text-align="center" style:justify-single-word="false"/>
      <style:text-properties fo:color="#626469" style:font-name="Arial" fo:font-size="6pt" style:font-size-asian="6pt" style:font-name-complex="Ari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-left="0.1in" fo:padding-right="0.1in" fo:padding-top="0in" fo:padding-bottom="0in" fo:border="none" style:writing-mode="lr-tb" draw:textarea-vertical-align="bottom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4.51pt double #000000" style:border-line-width="0.0209in 0.0209in 0.0209in" fo:padding-top="0.1043in" fo:padding-bottom="0.1043in" fo:padding-left="0.6043in" fo:padding-right="0.6043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www.aftemplates.com</text:p>
      </style:header>
      <style:footer>
        <text:p text:style-name="Footer"><draw:frame draw:style-name="Mfr1" draw:name="MSIPCM9e97425fa20e3fde8ce808ec" text:anchor-type="paragraph" svg:x="0in" svg:y="10.5154in" svg:width="8.5in" style:rel-width="scale" svg:height="0.2764in" style:rel-height="scale" draw:z-index="0"><draw:text-box><text:p text:style-name="MP2">Internal</text:p></draw:text-box><svg:desc>{"HashCode":1235388660,"Height":792.0,"Width":612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escription/>
    <dc:subject/>
    <meta:initial-creator>www.aftemplates.com</meta:initial-creator>
    <meta:creation-date>2021-11-25T13:45:00Z</meta:creation-date>
    <dc:date>2023-03-31T12:14:33.435549493</dc:date>
    <meta:print-date>2021-11-25T13:45:00Z</meta:print-date>
    <meta:editing-cycles>7</meta:editing-cycles>
    <meta:editing-duration>PT13M7S</meta:editing-duration>
    <meta:document-statistic meta:table-count="0" meta:image-count="0" meta:object-count="0" meta:page-count="1" meta:paragraph-count="18" meta:word-count="90" meta:character-count="641" meta:non-whitespace-character-count="564"/>
    <meta:user-defined meta:name="MSIP_Label_23f93e5f-d3c2-49a7-ba94-15405423c204_ActionId">eb833251-8c19-4930-aaf9-ee9a9c57ae37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25T13:45:45Z</meta:user-defined>
    <meta:user-defined meta:name="MSIP_Label_23f93e5f-d3c2-49a7-ba94-15405423c204_SiteId" meta:value-type="string">6e51e1ad-c54b-4b39-b598-0ffe9ae68fef</meta:user-defined>
    <meta:template xlink:type="simple" xlink:actuate="onRequest" xlink:title="" xlink:href="Normal.dotm"/>
  </office:meta>
</office:document-meta>
</file>